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088f" officeooo:paragraph-rsid="0001088f"/>
    </style:style>
    <style:style style:name="P2" style:family="paragraph" style:parent-style-name="Standard">
      <style:text-properties officeooo:rsid="0001088f" officeooo:paragraph-rsid="0002dedf"/>
    </style:style>
    <style:style style:name="T1" style:family="text">
      <style:text-properties officeooo:rsid="0002dedf"/>
    </style:style>
    <style:style style:name="T2" style:family="text">
      <style:text-properties officeooo:rsid="0004b665"/>
    </style:style>
    <style:style style:name="T3" style:family="text">
      <style:text-properties officeooo:rsid="00061eda"/>
    </style:style>
    <style:style style:name="T4" style:family="text">
      <style:text-properties officeooo:rsid="0006aa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VSS, Proiect 3 PizzaShop</text:p>
      <text:p text:style-name="P1">3.PizzaShop</text:p>
      <text:p text:style-name="P1"><text:tab/>Se cere devzoltarea unei aplicatii de tip desktop cu interfata grafica (folosing JavaFX) pentru plasarea si onorarea comenzilor de pizza dintr-un restaurant. </text:p>
      <text:p text:style-name="P2"><text:tab/>In momentul in care aplicatia este pornita, vor aparea 2 ferestre. Una pentru client(pentru a-si alege masa) si una pentru bucatarie (fiind in asteptarea comenzilor). Restaurantul are un numar de 8 mese (Table1, Table2, …., Table8). Plata se poate efectua cash sau cu cardul. Cele 2 tipuri de plati vor fi enum-uri (cash, card). </text:p>
      <text:p text:style-name="P2"><text:tab/>Informatiile referitoare la meniul restaurantului sunt preluate dintr-un fisier text cu urmatoarea structura: &lt;tip_pizza&gt;,&lt;pret&gt;. Variabila pentru tipul de pizza de fi string, iar cel pentru pret double.</text:p>
      <text:p text:style-name="P2"><text:tab/>In momentul in care clientul selecteaza o masa, mai apare o fereastra pe ecran. Aceasta este folosita de chelner pentru a inregistra comenzile clientului. In aceasta fereasta sunt afisate toate sortimentele de pizza citite din fisierul de intrare, alaturi fiind pretul per bucata si cantitatea comandata (intial 0). </text:p>
      <text:p text:style-name="P2"><text:tab/>Aplicatia permite urmatoarele actiuni: se selecteaza din lista de pizza un sortiment, se alege cantitatea dintr-un drop-down box si se apasa pe butonul Add to Order. In momentul in care se doreste trimiterea comenzii, se apasa pe butonul Place order, comanda fiind afisata in fereastra bucatariei. In momentul in care comanda este gata (informatie afisata in consola), se apasa pe Order served. <text:span text:style-name="T1">Pentru plata comenzii, se apasa pe butonul Pay order, iar pentru a elibera masa se apasa pe Exit table.</text:span></text:p>
      <text:p text:style-name="P2"><text:tab/><text:span text:style-name="T1">Fereastra bucatariei are optiunile de a pregati o comanda (se selecteaza o comanda afisata si se apasa pe Cook) si de a notifica chelnerul ca aceasta este gata (se selecteaza comanda si se apasa pe Ready).</text:span> <text:s/></text:p>
      <text:p text:style-name="P2"><text:tab/></text:p>
      <text:p text:style-name="P1"><text:tab/><text:span text:style-name="T1">F01. Pentru fiecare plata realizata se retin intr-un fisier urmatoarele detalii: masa(doar numarul mesei), tipul platii (cash/card) si valoarea achitata.</text:span></text:p>
      <text:p text:style-name="P1"><text:tab/>- <text:span text:style-name="T1">o masa poate fie eliberata la cere, doar dupa achitarea comenzii. In caz contrar, se primeste un mesaj de atentionare si masa nu este eliberata.</text:span></text:p>
      <text:p text:style-name="P1"><text:tab/>-<text:span text:style-name="T2">bucataria unde se afla maestrul pizzar se poate inchide doar daca nu mai exista clienti. In caz contrar, se va afisa un mesaj de atentionare, iar bucataria nu va fi inchisa.</text:span></text:p>
      <text:p text:style-name="P1"><text:tab/>-<text:span text:style-name="T3">restaurantul se poate inchide doar daca nu sunt clienti si bucataria este inchisa</text:span></text:p>
      <text:p text:style-name="P1"><text:tab/><text:span text:style-name="T4">F02.La inchiderea restaurantului se afiseaza totalul incasatilor realizate pana in momentul respectiv, pentru fiecare tip de pl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3-17T18:12:02.624000000</dc:date>
    <meta:editing-duration>PT12M8S</meta:editing-duration>
    <meta:editing-cycles>5</meta:editing-cycles>
    <meta:document-statistic meta:table-count="0" meta:image-count="0" meta:object-count="0" meta:page-count="1" meta:paragraph-count="14" meta:word-count="380" meta:character-count="2445" meta:non-whitespace-character-count="2061"/>
  </office:meta>
</office:document-meta>
</file>